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10d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MR. </text:span>AVELLAN <text:span text:style-name="T1">vivant à 48 rue Historique, Immeuble Fantaisique à ANGLET est prié de rencontrer Mr. MENDIBOURE à BAYON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18-11-07T11:48:26.831000000</dc:date>
    <meta:editing-duration>PT3M9S</meta:editing-duration>
    <meta:editing-cycles>1</meta:editing-cycles>
    <meta:document-statistic meta:table-count="0" meta:image-count="0" meta:object-count="0" meta:page-count="1" meta:paragraph-count="1" meta:word-count="19" meta:character-count="117" meta:non-whitespace-character-count="99"/>
  </office:meta>
</office:document-meta>
</file>